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background-color="#eeeeee" fo:padding="0.0382in" fo:border="0.05pt solid #000000">
        <style:background-image/>
      </style:table-cell-properties>
    </style:style>
    <style:style style:name="Table2" style:family="table">
      <style:table-properties style:width="6.925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6.925in" style:rel-column-width="65535*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#eeeeee" fo:padding="0.0382in" fo:border="0.05pt solid #000000" style:writing-mode="page">
        <style:background-image/>
      </style:table-cell-properties>
    </style:style>
    <style:style style:name="Table4" style:family="table">
      <style:table-properties style:width="6.925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6.925in" style:rel-column-width="65535*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" fo:background-color="#eeeeee" fo:padding="0.0382in" fo:border="0.05pt solid #000000" style:writing-mode="page">
        <style:background-image/>
      </style:table-cell-properties>
    </style:style>
    <style:style style:name="Table3" style:family="table">
      <style:table-properties style:width="6.925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6.925in" style:rel-column-width="65535*"/>
    </style:style>
    <style:style style:name="Table3.1" style:family="table-row">
      <style:table-row-properties fo:background-color="transparent" fo:keep-together="auto">
        <style:background-image/>
      </style:table-row-properties>
    </style:style>
    <style:style style:name="Table3.A1" style:family="table-cell">
      <style:table-cell-properties style:vertical-align="" fo:background-color="#eeeeee" fo:padding="0.0382in" fo:border="0.05pt solid #000000" style:writing-mode="page">
        <style:background-image/>
      </style:table-cell-properties>
    </style:style>
    <style:style style:name="Table5" style:family="table">
      <style:table-properties style:width="6.925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6.925in" style:rel-column-width="65535*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style:vertical-align="" fo:background-color="#eeeeee" fo:padding="0.0382in" fo:border="0.05pt solid #000000" style:writing-mode="page">
        <style:background-image/>
      </style:table-cell-properties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background-color="#eeeeee" fo:padding="0.0382in" fo:border="0.05pt solid #000000">
        <style:background-image/>
      </style:table-cell-properties>
    </style:style>
    <style:style style:name="Table7" style:family="table">
      <style:table-properties style:width="6.925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6.925in" style:rel-column-width="65535*"/>
    </style:style>
    <style:style style:name="Table7.1" style:family="table-row">
      <style:table-row-properties fo:background-color="transparent" fo:keep-together="auto">
        <style:background-image/>
      </style:table-row-properties>
    </style:style>
    <style:style style:name="Table7.A1" style:family="table-cell">
      <style:table-cell-properties style:vertical-align="" fo:background-color="#eeeeee" fo:padding="0.0382in" fo:border="0.0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fo:font-weight="bold" officeooo:rsid="001adaf4" officeooo:paragraph-rsid="001adaf4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adaf4" officeooo:paragraph-rsid="001adaf4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22ab3c" officeooo:paragraph-rsid="0022ab3c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823513" officeooo:paragraph-rsid="00823513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adaf4" officeooo:paragraph-rsid="001adaf4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bf330" officeooo:paragraph-rsid="001bf330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bf330" officeooo:paragraph-rsid="001f6011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c6b60" officeooo:paragraph-rsid="00a8bba0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345322" officeooo:paragraph-rsid="00a8bba0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387304" officeooo:paragraph-rsid="00a8bba0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39aee6" officeooo:paragraph-rsid="00a8bba0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2afe23" officeooo:paragraph-rsid="00a8bba0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4bf9b9" officeooo:paragraph-rsid="00a8bba0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2dae3a" officeooo:paragraph-rsid="00a8bba0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b7167b" officeooo:paragraph-rsid="00b7167b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284f5c" officeooo:paragraph-rsid="00a8bba0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1c08ce"/>
    </style:style>
    <style:style style:name="P18" style:family="paragraph" style:parent-style-name="Standard">
      <style:paragraph-properties fo:text-align="start" style:justify-single-word="false"/>
      <style:text-properties officeooo:paragraph-rsid="00a6b1a8"/>
    </style:style>
    <style:style style:name="P19" style:family="paragraph" style:parent-style-name="Standard">
      <style:paragraph-properties fo:text-align="start" style:justify-single-word="false"/>
      <style:text-properties officeooo:paragraph-rsid="00b0831c"/>
    </style:style>
    <style:style style:name="P20" style:family="paragraph" style:parent-style-name="Standard">
      <style:paragraph-properties fo:text-align="start" style:justify-single-word="false"/>
      <style:text-properties officeooo:rsid="001c08ce" officeooo:paragraph-rsid="001c08ce"/>
    </style:style>
    <style:style style:name="P21" style:family="paragraph" style:parent-style-name="Standard">
      <style:paragraph-properties fo:text-align="start" style:justify-single-word="false"/>
      <style:text-properties officeooo:rsid="00209aff" officeooo:paragraph-rsid="00209aff"/>
    </style:style>
    <style:style style:name="P22" style:family="paragraph" style:parent-style-name="Standard">
      <style:paragraph-properties fo:text-align="start" style:justify-single-word="false"/>
      <style:text-properties fo:color="#000000" fo:font-size="12pt" fo:font-weight="normal" officeooo:rsid="0022ab3c" officeooo:paragraph-rsid="0022ab3c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ize="12pt" fo:font-weight="normal" officeooo:rsid="0022ab3c" officeooo:paragraph-rsid="0034b75d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ize="12pt" fo:font-weight="normal" officeooo:rsid="002842f0" officeooo:paragraph-rsid="002842f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ize="12pt" fo:font-weight="normal" officeooo:rsid="002c5ffc" officeooo:paragraph-rsid="002c5ffc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size="12pt" fo:font-weight="normal" officeooo:rsid="002dc4b2" officeooo:paragraph-rsid="0022ab3c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ize="12pt" fo:font-weight="normal" officeooo:rsid="002dc4b2" officeooo:paragraph-rsid="002dc4b2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size="12pt" fo:font-weight="normal" officeooo:rsid="002dc4b2" officeooo:paragraph-rsid="0034b75d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size="12pt" fo:font-weight="normal" officeooo:rsid="0039aee6" officeooo:paragraph-rsid="005376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2pt" fo:font-weight="normal" officeooo:rsid="00447af8" officeooo:paragraph-rsid="00447af8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size="12pt" fo:font-weight="normal" officeooo:rsid="00484f79" officeooo:paragraph-rsid="00484f79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size="12pt" fo:font-weight="normal" officeooo:rsid="00266799" officeooo:paragraph-rsid="004bd764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size="12pt" fo:font-weight="normal" officeooo:rsid="00266799" officeooo:paragraph-rsid="0053762a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ize="12pt" fo:font-weight="normal" officeooo:rsid="00545859" officeooo:paragraph-rsid="0054585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ize="12pt" fo:font-weight="normal" officeooo:rsid="001bf330" officeooo:paragraph-rsid="0022ab3c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ize="12pt" fo:font-weight="normal" officeooo:rsid="00449e8d" officeooo:paragraph-rsid="00545859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ize="12pt" fo:font-weight="normal" officeooo:rsid="0083e691" officeooo:paragraph-rsid="0083e691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ize="12pt" fo:font-weight="normal" officeooo:rsid="00860a6f" officeooo:paragraph-rsid="00860a6f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ize="12pt" fo:font-weight="normal" officeooo:rsid="0089f32c" officeooo:paragraph-rsid="0089f32c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fo:font-size="12pt" fo:font-weight="normal" officeooo:rsid="0089f32c" officeooo:paragraph-rsid="00956f0c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ize="12pt" fo:font-weight="normal" officeooo:rsid="009879c5" officeooo:paragraph-rsid="009879c5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fo:font-size="12pt" fo:font-weight="normal" officeooo:rsid="009879c5" officeooo:paragraph-rsid="009bda29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fo:font-size="12pt" fo:font-weight="normal" officeooo:rsid="00369d92" officeooo:paragraph-rsid="00a142fc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size="12pt" fo:font-weight="normal" officeooo:rsid="005f1d41" officeooo:paragraph-rsid="005f1d41" fo:background-color="#ff3333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fo:font-size="12pt" fo:font-weight="normal" officeooo:rsid="00484f79" officeooo:paragraph-rsid="00484f79" fo:background-color="#ff3333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size="11pt" fo:font-weight="normal" officeooo:rsid="0022ab3c" officeooo:paragraph-rsid="0022ab3c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ize="11pt" fo:font-weight="normal" officeooo:rsid="0022ab3c" officeooo:paragraph-rsid="0034b75d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fo:font-size="11pt" fo:font-weight="normal" officeooo:rsid="0022ab3c" officeooo:paragraph-rsid="0037410d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fo:font-size="11pt" fo:font-weight="normal" officeooo:rsid="0022ab3c" officeooo:paragraph-rsid="00a41797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fo:font-size="11pt" fo:font-weight="normal" officeooo:rsid="00484f79" officeooo:paragraph-rsid="004a422e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fo:font-size="16pt" fo:font-weight="bold" officeooo:rsid="004690b4" officeooo:paragraph-rsid="004690b4" style:font-size-asian="16pt" style:font-weight-asian="bold" style:font-size-complex="16pt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style:font-name="Liberation Serif" fo:font-weight="normal" officeooo:paragraph-rsid="0072ee60"/>
    </style:style>
    <style:style style:name="P53" style:family="paragraph" style:parent-style-name="Standard">
      <style:paragraph-properties fo:text-align="start" style:justify-single-word="false"/>
      <style:text-properties fo:color="#000000" style:font-name="Liberation Serif" fo:font-size="11pt" fo:font-weight="normal" officeooo:rsid="0022ab3c" officeooo:paragraph-rsid="0034b75d" style:font-size-asian="11pt" style:font-weight-asian="normal" style:font-size-complex="11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rsid="0089f32c" officeooo:paragraph-rsid="0089f32c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officeooo:rsid="00266799" officeooo:paragraph-rsid="00209aff"/>
    </style:style>
    <style:style style:name="P56" style:family="paragraph" style:parent-style-name="Standard">
      <style:paragraph-properties fo:text-align="start" style:justify-single-word="false"/>
      <style:text-properties officeooo:rsid="00266799" officeooo:paragraph-rsid="0053762a"/>
    </style:style>
    <style:style style:name="P57" style:family="paragraph" style:parent-style-name="Standard">
      <style:text-properties style:font-name="Liberation Serif"/>
    </style:style>
    <style:style style:name="P58" style:family="paragraph" style:parent-style-name="Standard">
      <style:text-properties style:font-name="Liberation Serif" officeooo:rsid="00209aff"/>
    </style:style>
    <style:style style:name="P59" style:family="paragraph" style:parent-style-name="Standard">
      <style:text-properties officeooo:paragraph-rsid="003bc1c8"/>
    </style:style>
    <style:style style:name="P60" style:family="paragraph" style:parent-style-name="Standard">
      <style:text-properties fo:font-size="11pt" fo:font-weight="normal" officeooo:rsid="002dae3a" officeooo:paragraph-rsid="00a8bba0" style:font-size-asian="11pt" style:font-weight-asian="normal" style:font-size-complex="11pt" style:font-weight-complex="normal"/>
    </style:style>
    <style:style style:name="P61" style:family="paragraph" style:parent-style-name="Standard">
      <style:text-properties fo:font-size="11pt" fo:font-weight="normal" officeooo:rsid="00618280" officeooo:paragraph-rsid="00a8bba0" style:font-size-asian="11pt" style:font-weight-asian="normal" style:font-size-complex="11pt" style:font-weight-complex="normal"/>
    </style:style>
    <style:style style:name="P62" style:family="paragraph" style:parent-style-name="Standard">
      <style:text-properties officeooo:paragraph-rsid="00a8bba0"/>
    </style:style>
    <style:style style:name="P63" style:family="paragraph" style:parent-style-name="Table_20_Contents">
      <style:paragraph-properties fo:text-align="start" style:justify-single-word="false"/>
      <style:text-properties fo:font-size="11pt" officeooo:rsid="00305800" officeooo:paragraph-rsid="00305800" style:font-size-asian="11pt" style:font-size-complex="11pt"/>
    </style:style>
    <style:style style:name="P64" style:family="paragraph" style:parent-style-name="Standard" style:list-style-name="L1">
      <style:paragraph-properties fo:text-align="start" style:justify-single-word="false"/>
      <style:text-properties officeooo:paragraph-rsid="004e61ae"/>
    </style:style>
    <style:style style:name="P65" style:family="paragraph" style:parent-style-name="Standard" style:list-style-name="L2">
      <style:paragraph-properties fo:text-align="start" style:justify-single-word="false"/>
      <style:text-properties officeooo:rsid="004d99bc" officeooo:paragraph-rsid="0053762a"/>
    </style:style>
    <style:style style:name="P66" style:family="paragraph" style:parent-style-name="Standard">
      <style:paragraph-properties fo:text-align="start" style:justify-single-word="false"/>
      <style:text-properties fo:color="#000000" fo:font-size="12pt" fo:font-weight="normal" officeooo:rsid="005f1d41" officeooo:paragraph-rsid="005f1d41" fo:background-color="#ff3333" style:font-size-asian="10.5pt" style:font-weight-asian="normal" style:font-size-complex="12pt" style:font-weight-complex="normal"/>
    </style:style>
    <style:style style:name="P67" style:family="paragraph" style:parent-style-name="Heading_20_1">
      <style:paragraph-properties fo:text-align="start" style:justify-single-word="false"/>
      <style:text-properties fo:color="#000000" fo:font-size="12pt" fo:font-weight="normal" officeooo:rsid="005f1d41" officeooo:paragraph-rsid="005f1d41" fo:background-color="#ff3333" style:font-size-asian="10.5pt" style:font-weight-asian="normal" style:font-size-complex="12pt" style:font-weight-complex="normal"/>
    </style:style>
    <style:style style:name="T1" style:family="text">
      <style:text-properties officeooo:rsid="001b438c"/>
    </style:style>
    <style:style style:name="T2" style:family="text">
      <style:text-properties fo:font-size="12pt" fo:font-weight="normal" officeooo:rsid="001c08ce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c09e3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5d01d3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618280" style:font-size-asian="10.5pt" style:font-weight-asian="normal" style:font-size-complex="12pt" style:font-weight-complex="normal"/>
    </style:style>
    <style:style style:name="T6" style:family="text">
      <style:text-properties officeooo:rsid="001c08ce"/>
    </style:style>
    <style:style style:name="T7" style:family="text">
      <style:text-properties officeooo:rsid="001c3821"/>
    </style:style>
    <style:style style:name="T8" style:family="text">
      <style:text-properties fo:color="#000000"/>
    </style:style>
    <style:style style:name="T9" style:family="text">
      <style:text-properties fo:color="#000000" fo:font-size="12pt" fo:font-weight="normal" officeooo:rsid="004e61ae" style:font-size-asian="10.5pt" style:font-weight-asian="normal" style:font-size-complex="12pt" style:font-weight-complex="normal"/>
    </style:style>
    <style:style style:name="T10" style:family="text">
      <style:text-properties fo:color="#000000" fo:font-size="12pt" fo:font-weight="normal" officeooo:rsid="004fdb1b" style:font-size-asian="10.5pt" style:font-weight-asian="normal" style:font-size-complex="12pt" style:font-weight-complex="normal"/>
    </style:style>
    <style:style style:name="T11" style:family="text">
      <style:text-properties fo:color="#000000" fo:font-size="12pt" fo:font-weight="normal" officeooo:rsid="00aa8ae3" style:font-size-asian="10.5pt" style:font-weight-asian="normal" style:font-size-complex="12pt" style:font-weight-complex="normal"/>
    </style:style>
    <style:style style:name="T12" style:family="text">
      <style:text-properties fo:color="#000000" fo:font-size="12pt" fo:font-weight="normal" officeooo:rsid="004f0f20" style:font-size-asian="10.5pt" style:font-weight-asian="normal" style:font-size-complex="12pt" style:font-weight-complex="normal"/>
    </style:style>
    <style:style style:name="T13" style:family="text">
      <style:text-properties fo:color="#000000" fo:font-weight="normal" style:font-weight-asian="normal" style:font-weight-complex="normal"/>
    </style:style>
    <style:style style:name="T14" style:family="text">
      <style:text-properties fo:color="#000000" fo:font-weight="normal" officeooo:rsid="001f6011" style:font-weight-asian="normal" style:font-weight-complex="normal"/>
    </style:style>
    <style:style style:name="T15" style:family="text">
      <style:text-properties fo:color="#000000" style:font-name="Liberation Serif" fo:font-size="12pt" fo:font-weight="normal" officeooo:rsid="00209aff" style:font-size-asian="10.5pt" style:font-weight-asian="normal" style:font-size-complex="12pt" style:font-weight-complex="normal"/>
    </style:style>
    <style:style style:name="T16" style:family="text">
      <style:text-properties fo:color="#000000" style:font-name="Liberation Serif" fo:font-size="12pt" fo:font-weight="normal" officeooo:rsid="003a324b" style:font-size-asian="10.5pt" style:font-weight-asian="normal" style:font-size-complex="12pt" style:font-weight-complex="normal"/>
    </style:style>
    <style:style style:name="T17" style:family="text">
      <style:text-properties fo:color="#000000" style:font-name="Liberation Serif" fo:font-size="12pt" fo:font-weight="normal" officeooo:rsid="00a50eb5" style:font-size-asian="10.5pt" style:font-weight-asian="normal" style:font-size-complex="12pt" style:font-weight-complex="normal"/>
    </style:style>
    <style:style style:name="T18" style:family="text">
      <style:text-properties officeooo:rsid="0022ab3c"/>
    </style:style>
    <style:style style:name="T19" style:family="text">
      <style:text-properties fo:font-variant="normal" fo:text-transform="none" fo:color="#191919" style:font-name="Liberation Serif" fo:letter-spacing="normal" fo:font-style="normal"/>
    </style:style>
    <style:style style:name="T20" style:family="text">
      <style:text-properties officeooo:rsid="002c330e"/>
    </style:style>
    <style:style style:name="T21" style:family="text">
      <style:text-properties officeooo:rsid="002c5ffc"/>
    </style:style>
    <style:style style:name="T22" style:family="text">
      <style:text-properties officeooo:rsid="00330c61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officeooo:rsid="00209aff"/>
    </style:style>
    <style:style style:name="T25" style:family="text">
      <style:text-properties style:font-name="Liberation Serif" fo:font-weight="normal" officeooo:rsid="00209aff" style:font-weight-asian="normal" style:font-weight-complex="normal"/>
    </style:style>
    <style:style style:name="T26" style:family="text">
      <style:text-properties style:font-name="Liberation Serif" officeooo:rsid="003a324b"/>
    </style:style>
    <style:style style:name="T27" style:family="text">
      <style:text-properties style:font-name="Liberation Serif" style:font-size-asian="12pt"/>
    </style:style>
    <style:style style:name="T28" style:family="text">
      <style:text-properties style:font-name="Liberation Serif" fo:font-style="normal" officeooo:rsid="008d568b" style:font-size-asian="12pt" style:font-style-asian="normal" style:font-style-complex="normal"/>
    </style:style>
    <style:style style:name="T29" style:family="text">
      <style:text-properties style:font-name="Liberation Serif" fo:font-style="normal" officeooo:rsid="0092351f" style:font-size-asian="12pt" style:font-style-asian="normal" style:font-style-complex="normal"/>
    </style:style>
    <style:style style:name="T30" style:family="text">
      <style:text-properties style:font-name="Liberation Serif" fo:font-style="normal" officeooo:rsid="00956f0c" style:font-size-asian="12pt" style:font-style-asian="normal" style:font-style-complex="normal"/>
    </style:style>
    <style:style style:name="T31" style:family="text">
      <style:text-properties style:font-name="Liberation Serif" fo:font-style="normal" officeooo:rsid="0022ab3c" style:font-size-asian="12pt" style:font-style-asian="normal" style:font-style-complex="normal"/>
    </style:style>
    <style:style style:name="T32" style:family="text">
      <style:text-properties style:font-name="Liberation Serif" fo:font-style="normal" officeooo:rsid="0089f32c" style:font-size-asian="12pt" style:font-style-asian="normal" style:font-style-complex="normal"/>
    </style:style>
    <style:style style:name="T33" style:family="text">
      <style:text-properties style:font-name="Liberation Serif" fo:font-style="normal" officeooo:rsid="00999666" style:font-size-asian="12pt" style:font-style-asian="normal" style:font-style-complex="normal"/>
    </style:style>
    <style:style style:name="T34" style:family="text">
      <style:text-properties style:font-name="Liberation Serif" fo:font-style="normal" officeooo:rsid="009bda29" style:font-size-asian="12pt" style:font-style-asian="normal" style:font-style-complex="normal"/>
    </style:style>
    <style:style style:name="T35" style:family="text">
      <style:text-properties style:font-name="Liberation Serif" fo:font-style="normal" officeooo:rsid="009ed72b" style:font-size-asian="12pt" style:font-style-asian="normal" style:font-style-complex="normal"/>
    </style:style>
    <style:style style:name="T36" style:family="text">
      <style:text-properties style:font-name="Liberation Serif" officeooo:rsid="00a6b1a8"/>
    </style:style>
    <style:style style:name="T37" style:family="text">
      <style:text-properties officeooo:rsid="004b5ebb"/>
    </style:style>
    <style:style style:name="T38" style:family="text">
      <style:text-properties officeooo:rsid="00387304"/>
    </style:style>
    <style:style style:name="T39" style:family="text">
      <style:text-properties officeooo:rsid="00469f2c"/>
    </style:style>
    <style:style style:name="T40" style:family="text">
      <style:text-properties officeooo:rsid="00545859"/>
    </style:style>
    <style:style style:name="T41" style:family="text">
      <style:text-properties fo:font-size="11pt" officeooo:rsid="0022ab3c" style:font-size-asian="11pt" style:font-weight-asian="normal" style:font-size-complex="11pt" style:font-weight-complex="normal"/>
    </style:style>
    <style:style style:name="T42" style:family="text">
      <style:text-properties fo:font-size="11pt" officeooo:rsid="006d65dc" style:font-size-asian="11pt" style:font-weight-asian="normal" style:font-size-complex="11pt" style:font-weight-complex="normal"/>
    </style:style>
    <style:style style:name="T43" style:family="text">
      <style:text-properties officeooo:rsid="00645cf0"/>
    </style:style>
    <style:style style:name="T44" style:family="text">
      <style:text-properties officeooo:rsid="0069ff9a"/>
    </style:style>
    <style:style style:name="T45" style:family="text">
      <style:text-properties officeooo:rsid="006f9aa4"/>
    </style:style>
    <style:style style:name="T46" style:family="text">
      <style:text-properties officeooo:rsid="00729b4b"/>
    </style:style>
    <style:style style:name="T47" style:family="text">
      <style:text-properties officeooo:rsid="0084d99c"/>
    </style:style>
    <style:style style:name="T48" style:family="text">
      <style:text-properties officeooo:rsid="0087151d"/>
    </style:style>
    <style:style style:name="T49" style:family="text">
      <style:text-properties officeooo:rsid="00890664"/>
    </style:style>
    <style:style style:name="T50" style:family="text">
      <style:text-properties officeooo:rsid="00a3cc2d"/>
    </style:style>
    <style:style style:name="T51" style:family="text">
      <style:text-properties officeooo:rsid="004d6b7b"/>
    </style:style>
    <style:style style:name="T52" style:family="text">
      <style:text-properties officeooo:rsid="005dffe7"/>
    </style:style>
    <style:style style:name="T53" style:family="text">
      <style:text-properties officeooo:rsid="005c09d8"/>
    </style:style>
    <style:style style:name="T54" style:family="text">
      <style:text-properties officeooo:rsid="004dc61e"/>
    </style:style>
    <style:style style:name="T55" style:family="text">
      <style:text-properties officeooo:rsid="00a9dcd8"/>
    </style:style>
    <style:style style:name="T56" style:family="text">
      <style:text-properties officeooo:rsid="00aa01cb"/>
    </style:style>
    <style:style style:name="T57" style:family="text">
      <style:text-properties officeooo:rsid="00aaf903"/>
    </style:style>
    <style:style style:name="T58" style:family="text">
      <style:text-properties officeooo:rsid="00ad66b0"/>
    </style:style>
    <style:style style:name="T59" style:family="text">
      <style:text-properties officeooo:rsid="00b0831c"/>
    </style:style>
    <style:style style:name="T60" style:family="text">
      <style:text-properties officeooo:rsid="00b27b70"/>
    </style:style>
    <style:style style:name="T61" style:family="text">
      <style:text-properties officeooo:rsid="00b8abc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72in" fo:text-indent="-0.25in" fo:margin-left="2.7972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cess Labs <text:span text:style-name="T1">A</text:span>pplications on Rails<text:span text:style-name="T44">+AngularJs</text:span></text:p>
      <text:p text:style-name="P2">About</text:p>
      <text:p text:style-name="P5"/>
      <text:p text:style-name="P5"/>
      <text:p text:style-name="P4">Local environment</text:p>
      <text:p text:style-name="P6">We chose to install Ruby on Rails via rvm with which dependencies will installed as well.</text:p>
      <text:p text:style-name="P6"/>
      <text:p text:style-name="P7">1. Install rvm</text:p>
      <text:p text:style-name="P7"><text:span text:style-name="Strong_20_Emphasis"><text:span text:style-name="T14">Note: </text:span></text:span><text:span text:style-name="Strong_20_Emphasis"><text:span text:style-name="T13">Single-User installations</text:span></text:span><text:span text:style-name="T8"> (recommended) - For an isolated install within a user's $HOME, not for root. </text:span></text:p>
      <text:p text:style-name="P6">$curl -L get.rvm.io | bash -s stable</text:p>
      <text:p text:style-name="P6"/>
      <text:p text:style-name="P17"><text:span text:style-name="T2">2. </text:span><text:span text:style-name="T3">Load RVM</text:span></text:p>
      <text:p text:style-name="P20">$source ~/.rvm/scripts/rvm</text:p>
      <text:p text:style-name="P20"/>
      <text:p text:style-name="P17"><text:span text:style-name="T6">3. </text:span>Display a list of all "known" rubies</text:p>
      <text:p text:style-name="P20">$rvm list known</text:p>
      <text:p text:style-name="P20"/>
      <text:p text:style-name="P17"><text:span text:style-name="T6">4. </text:span>Install a version of Ruby (e.g. <text:span text:style-name="T7">1.9.3</text:span>)</text:p>
      <text:p text:style-name="P20">$rvm install 1.9.3</text:p>
      <text:p text:style-name="P20"/>
      <text:p text:style-name="P21">5. Install Rails with gem</text:p>
      <text:p text:style-name="P21">$gem install rails</text:p>
      <text:p text:style-name="P55"/>
      <text:p text:style-name="P3">An ROR Demo</text:p>
      <text:p text:style-name="P34">1. Creat<text:span text:style-name="T55">ing</text:span> an app or clon<text:span text:style-name="T56">ing</text:span> one.</text:p>
      <text:p text:style-name="P19"><text:span text:style-name="T12">You can creat</text:span><text:span text:style-name="T10">e</text:span><text:span text:style-name="T12"> an app on your own or </text:span>copy <text:span text:style-name="T60">a</text:span> repository locally <text:span text:style-name="T59">by passing the git URL to 'git clone'.</text:span></text:p>
      <text:p text:style-name="P19"/>
      <text:list xml:id="list3257418057118969957" text:style-name="L1">
        <text:list-item>
          <text:p text:style-name="P64"><text:span text:style-name="T9">Creat</text:span><text:span text:style-name="T11">ing</text:span><text:span text:style-name="T9"> an app</text:span></text:p>
        </text:list-item>
      </text:list>
      <text:p text:style-name="P37">Rails projects and modules are created by <text:span text:style-name="T47">rails </text:span>commands.</text:p>
      <text:p text:style-name="P35">$rails new rordemo</text:p>
      <text:p text:style-name="P35"/>
      <text:p text:style-name="P38">Any other op<text:span text:style-name="T49">era</text:span>tions <text:span text:style-name="T48">related to the project should be done in the local directory.</text:span></text:p>
      <text:p text:style-name="P22">$cd rordemo</text:p>
      <text:p text:style-name="P22"/>
      <text:p text:style-name="P39"><text:span text:style-name="T27">Routes are defined in the file </text:span><text:span text:style-name="Teletype"><text:span text:style-name="T27">config/routes.rb</text:span></text:span><text:span text:style-name="T27">. This file is created when you first create your Rails application. It comes with a few routes already written and in most cases you'll want to change and/or add to the routes defined in it.</text:span></text:p>
      <text:p text:style-name="P54">The routing system has to find a pattern match for a URL it's trying to recognize, or a parameters match for a URL it's trying to generate. </text:p>
      <text:p text:style-name="P40"><text:span text:style-name="Emphasis"><text:span text:style-name="T30"/></text:span></text:p>
      <text:p text:style-name="P22">$vim config/routes.rb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6">scope $lab_context do</text:p>
            <text:p text:style-name="P46"><text:s text:c="4"/>require Rails.root.join('config', 'initializers', 'labs.rb')</text:p>
            <text:p text:style-name="P46"><text:s text:c="4"/>get "/", to: 'application#index'</text:p>
            <text:p text:style-name="P46"><text:s text:c="2"/>end</text:p>
          </table:table-cell>
        </table:table-row>
      </table:table>
      <text:p text:style-name="P41">In this file, <text:span text:style-name="Emphasis"><text:span text:style-name="T28">labs.rb</text:span></text:span><text:span text:style-name="Emphasis"><text:span text:style-name="T32"> </text:span></text:span><text:span text:style-name="Emphasis"><text:span text:style-name="T33">is made </text:span></text:span><text:span text:style-name="Emphasis"><text:span text:style-name="T32">accessible from routes.rb </text:span></text:span><text:span text:style-name="Emphasis"><text:span text:style-name="T29">and the root route </text:span></text:span><text:span text:style-name="Emphasis"><text:span text:style-name="T33">is defined </text:span></text:span><text:span text:style-name="Emphasis"><text:span text:style-name="T30">to refer to </text:span></text:span><text:soft-page-break/><text:span text:style-name="Emphasis"><text:span text:style-name="T30">app/views/application/index.html.erb via </text:span></text:span><text:span text:style-name="Emphasis"><text:span text:style-name="T31">$lab_co</text:span></text:span><text:span text:style-name="Emphasis"><text:span text:style-name="T30">text/</text:span></text:span></text:p>
      <text:p text:style-name="P41"><text:span text:style-name="Emphasis"><text:span text:style-name="T30"/></text:span></text:p>
      <text:p text:style-name="P42"><text:span text:style-name="Emphasis"><text:span text:style-name="T34">The initializer labs.rb is </text:span></text:span><text:span text:style-name="Emphasis"><text:span text:style-name="T35">defined as follow.</text:span></text:span></text:p>
      <text:p text:style-name="P22">$vim config/initializers/labs.rb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6">Rails.application.config.before_initialize do</text:p>
            <text:p text:style-name="P46"><text:s text:c="2"/>$lab_id = 'rordemo'</text:p>
            <text:p text:style-name="P46"><text:s text:c="2"/>$lab_name = 'Ruby on Rails demo'</text:p>
            <text:p text:style-name="P46"><text:s text:c="2"/>$lab_context = "/labs/#{$lab_id}"</text:p>
            <text:p text:style-name="P46"><text:s text:c="2"/>$is_prod_gear = ENV['HOME'].eql? "labsprod"</text:p>
            <text:p text:style-name="P46"><text:s text:c="2"/>Rails.application.config.assets.prefix = "#{$lab_context}/assets"</text:p>
            <text:p text:style-name="P46"><text:s text:c="2"/>Rails.application.config.action_controller.relative_url_root = $lab_context</text:p>
            <text:p text:style-name="P46"><text:s text:c="2"/>ENV['RAILS_RELATIVE_URL_ROOT'] = $lab_context</text:p>
            <text:p text:style-name="P46">end</text:p>
          </table:table-cell>
        </table:table-row>
      </table:table>
      <text:p text:style-name="P22"/>
      <text:p text:style-name="P43">Copy labs_key.txt to directory <text:span text:style-name="T22">&lt;appName&gt;/</text:span>public and m<text:span text:style-name="T22">ake sure all your css/js files are put in public/labs/&lt;appName&gt;/js(css)</text:span></text:p>
      <text:p text:style-name="P23">$mkdir -p public/labs/rordemo/js<text:span text:style-name="T50">(css)</text:span></text:p>
      <text:p text:style-name="P23"/>
      <text:p text:style-name="P18"><text:span text:style-name="T17">The </text:span><text:span text:style-name="T23">app </text:span><text:span text:style-name="Strong_20_Emphasis"><text:span text:style-name="T23">must</text:span></text:span><text:span text:style-name="T23"> be chromed to look like the rest of the Customer Portal </text:span><text:span text:style-name="T36">(See </text:span><text:a xlink:type="simple" xlink:href="https://mojo.redhat.com/docs/DOC-951401"><text:span text:style-name="T36">https://mojo.redhat.com/docs/DOC-951401</text:span></text:a><text:span text:style-name="T36">)</text:span><text:span text:style-name="T23">.</text:span></text:p>
      <text:p text:style-name="P23">$vim public/labs/rordemo/js/app.js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47">/*global document, window, angular*/</text:p>
            <text:p text:style-name="P47">(function () {</text:p>
            <text:p text:style-name="P47"><text:s text:c="4"/>"use strict";</text:p>
            <text:p text:style-name="P47"/>
            <text:p text:style-name="P47"><text:tab/>var private_functions = {},</text:p>
            <text:p text:style-name="P47"><text:tab/><text:tab/>public_funtions = {};</text:p>
            <text:p text:style-name="P47"/>
            <text:p text:style-name="P47"><text:tab/>window.chrometwo_require(['jquery', 'chrome_lib', '/webassets/avalon/j/lib/angular/1.2.8/angular.min.js'], function (jq, lib) {</text:p>
            <text:p text:style-name="P49"><text:tab/><text:tab/>var app = window.angular.module('rordemo', []);</text:p>
            <text:p text:style-name="P47"/>
            <text:p text:style-name="P47"><text:tab/><text:tab/>app.c<text:span text:style-name="T23">ontroller('AppCtrl', function ($scope, $location, $http) {</text:span></text:p>
            <text:p text:style-name="P52"><text:span text:style-name="T41"><text:s text:c="32"/></text:span><text:span text:style-name="T42">$scop</text:span><text:span text:style-name="T41">e.info = “My Rails+AngularJs app”;</text:span></text:p>
            <text:p text:style-name="P53"><text:tab/><text:tab/>});</text:p>
            <text:p text:style-name="P47"/>
            <text:p text:style-name="P49"><text:tab/><text:tab/>window.angular.bootstrap(document, ['rordemo']);</text:p>
            <text:p text:style-name="P47"><text:tab/><text:tab/>jq('#main').css('visibility', 'visible');</text:p>
            <text:p text:style-name="P47"><text:tab/>});</text:p>
            <text:p text:style-name="P47">}());</text:p>
          </table:table-cell>
        </table:table-row>
      </table:table>
      <text:p text:style-name="P28"/>
      <text:p text:style-name="P57"/>
      <text:p text:style-name="Standard"><text:span text:style-name="T24">Rails will use the layout defined in the file </text:span><text:span text:style-name="Strong_20_Emphasis"><text:span text:style-name="T25">app/views/layouts/application.html.erb</text:span></text:span><text:span text:style-name="T24"> as a default for rendering any page.</text:span></text:p>
      <text:p text:style-name="P58">It contains a title for your web pages.</text:p>
      <text:p text:style-name="Standard"><text:span text:style-name="T15">The </text:span><text:span text:style-name="Source_20_Text"><text:span text:style-name="T15">stylesheet_link_tag</text:span></text:span><text:span text:style-name="T15"> and </text:span><text:span text:style-name="Source_20_Text"><text:span text:style-name="T15">javascript_include_tag</text:span></text:span><text:span text:style-name="T15"> elements add CSS stylesheets and JavaScript from the </text:span><text:span text:style-name="T16">Rails asset pipeline.</text:span><text:span text:style-name="T15"> The </text:span><text:span text:style-name="Source_20_Text"><text:span text:style-name="T15">data-turbolinks-track</text:span></text:span><text:span text:style-name="T15"> attribute supports Rails </text:span><text:span text:style-name="T16">Turbolinks</text:span><text:span text:style-name="T15">.</text:span></text:p>
      <text:p text:style-name="Standard"><text:span text:style-name="T24">The </text:span><text:span text:style-name="Source_20_Text"><text:span text:style-name="T24">csrf_meta_tags</text:span></text:span><text:span text:style-name="T24"> element is a view helper that prevents </text:span><text:span text:style-name="T26">cross-site request forgeries</text:span><text:span text:style-name="T24"> when users input data in forms.</text:span></text:p>
      <text:p text:style-name="P59"><text:span text:style-name="T24">The content from a Rails view is inserted where you place the </text:span><text:span text:style-name="Source_20_Text"><text:span text:style-name="T24">yield</text:span></text:span><text:span text:style-name="T24"> keyword. Without any arguments, </text:span><text:soft-page-break/><text:span text:style-name="T24">yield will render the template of the current controller/action (app/views/application/index.html.erb in this demo).</text:span></text:p>
      <text:p text:style-name="P22">$vim app/views/layouts/application.html.erb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6">&lt;!DOCTYPE html&gt;</text:p>
            <text:p text:style-name="P46">&lt;html class="chrometwo bootstrap3 next" xmlns:ng="http://angularjs.org"&gt;</text:p>
            <text:p text:style-name="P46"><text:s text:c="2"/>&lt;head&gt;</text:p>
            <text:p text:style-name="P46"><text:tab/>&lt;title&gt;&lt;%= $lab_name %&gt;&lt;/title&gt;</text:p>
            <text:p text:style-name="P46"><text:tab/>&lt;link href="/chrome_themes/umbra/s/chrometwo.css" rel="stylesheet" /&gt;</text:p>
            <text:p text:style-name="P46"><text:tab/>&lt;link href="&lt;%= $lab_context %&gt;/css/app.css?bust=1" rel="stylesheet" /&gt;</text:p>
            <text:p text:style-name="P46"><text:tab/>&lt;link rel="stylesheet" type="text/css" media="all" href="/chrome_themes/umbra/s/labs.css"&gt;</text:p>
            <text:p text:style-name="P48"><text:tab/>&lt;script type="text/javascript" src="/webassets/avalon/j/lib/require.js"&gt;&lt;/script&gt;</text:p>
            <text:p text:style-name="P48"><text:tab/>&lt;script type="text/javascript" src="&lt;%= $lab_context %&gt;/js/app.js?bust=1"&gt;&lt;/script&gt;</text:p>
            <text:p text:style-name="P46"><text:tab/>&lt;%= csrf_meta_tags %&gt;</text:p>
            <text:p text:style-name="P46"><text:s text:c="2"/>&lt;/head&gt;</text:p>
            <text:p text:style-name="P46"><text:s text:c="2"/>&lt;body class="chrometwo"&gt;</text:p>
            <text:p text:style-name="P46"><text:tab/>&lt;div id="chrometwo"&gt;</text:p>
            <text:p text:style-name="P46"><text:s text:c="6"/>&lt;div id="main" style="visibility: hidden;"&gt;</text:p>
            <text:p text:style-name="P46"><text:tab/><text:tab/>&lt;%= yield %&gt;</text:p>
            <text:p text:style-name="P46"><text:tab/><text:tab/>&lt;script type="text/javascript"&gt;</text:p>
            <text:p text:style-name="P46"><text:tab/><text:tab/> <text:s/>window.breadcrumbs = [["Labs", "/labs/"], ["&lt;%= $lab_name %&gt;", "&lt;%= $lab_context %&gt;"]];</text:p>
            <text:p text:style-name="P46"><text:tab/><text:tab/>&lt;/script&gt;</text:p>
            <text:p text:style-name="P46"><text:tab/> <text:s/>&lt;/div&gt;</text:p>
            <text:p text:style-name="P46"><text:tab/>&lt;/div&gt;</text:p>
            <text:p text:style-name="P46"><text:s text:c="2"/>&lt;/body&gt;</text:p>
            <text:p text:style-name="P46">&lt;/html&gt;</text:p>
          </table:table-cell>
        </table:table-row>
      </table:table>
      <text:p text:style-name="P26"/>
      <text:p text:style-name="P27"><text:span text:style-name="T18">$</text:span>mkdir -p app/views/application</text:p>
      <text:p text:style-name="P27"><text:span text:style-name="T18">$</text:span>vim app/views/application/index.html.erb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3">&lt;div ng-controller="AppCtrl"&gt;</text:p>
            <text:p text:style-name="P63"><text:s text:c="2"/>&lt;h1&gt;&lt;%= $lab_name %&gt;&lt;/h1&gt;</text:p>
            <text:p text:style-name="P63"/>
            <text:p text:style-name="P63"><text:s text:c="2"/>&lt;div class="row"&gt;</text:p>
            <text:p text:style-name="P63"/>
            <text:p text:style-name="P63"><text:tab/>&lt;div class="app-block"&gt;</text:p>
            <text:p text:style-name="P63"><text:tab/> <text:s/>&lt;h2 class="title"&gt;<text:span text:style-name="T45">{{info}}</text:span>&lt;/h2&gt;</text:p>
            <text:p text:style-name="P63"><text:s text:c="12"/><text:span text:style-name="T46">&lt;/div&gt;</text:span></text:p>
            <text:p text:style-name="P63"/>
            <text:p text:style-name="P63"><text:s text:c="2"/>&lt;/div&gt; &lt;!-- /row --&gt;</text:p>
            <text:p text:style-name="P63">&lt;/div&gt;</text:p>
          </table:table-cell>
        </table:table-row>
      </table:table>
      <text:p text:style-name="P29"/>
      <text:list xml:id="list5587445237950266489" text:style-name="L2">
        <text:list-item>
          <text:p text:style-name="P65">Clon<text:span text:style-name="T57">ing</text:span> a demo</text:p>
        </text:list-item>
      </text:list>
      <text:p text:style-name="P56">Rails+AngularJS demo app quickstart | Access Labs guide</text:p>
      <text:p text:style-name="P33"><text:a xlink:type="simple" xlink:href="https://mojo.redhat.com/docs/DOC-955023">https://mojo.redhat.com/docs/DOC-955023</text:a></text:p>
      <text:p text:style-name="P33"/>
      <text:p text:style-name="P16"><text:span text:style-name="T40">2. </text:span>Setting up an environment that mimics the Access Labs development space <text:span text:style-name="T43">by following steps below:</text:span></text:p>
      <text:p text:style-name="P12">Step 1:</text:p>
      <text:p text:style-name="P8">Install Apache2.</text:p>
      <text:p text:style-name="P13">Step 2:</text:p>
      <text:p text:style-name="P9"><text:a xlink:type="simple" xlink:href="https://mojo.redhat.com/docs/DOC-13143">Create a DDNS Entry</text:a><text:span text:style-name="T19"> </text:span></text:p>
      <text:p text:style-name="P14"><text:soft-page-break/>Step <text:span text:style-name="T51">3</text:span>:</text:p>
      <text:p text:style-name="P62"><text:span text:style-name="T4">Set </text:span><text:span text:style-name="T5">up</text:span><text:span text:style-name="T4"> a virtual host and </text:span>some proxy passes so that the JS chroming services work<text:span text:style-name="T4"> in /etc/httpd/conf/httpd.conf.</text:span></text:p>
      <text:p text:style-name="P9">Note: make sure ssl <text:span text:style-name="T52">has </text:span>be<text:span text:style-name="T52">en</text:span> installed and modules/mod_ssl.so has been loaded.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60">&lt;VirtualHost *:443&gt;</text:p>
            <text:p text:style-name="P60"><text:s text:c="6"/>SSLEngine On</text:p>
            <text:p text:style-name="P60"><text:s text:c="6"/>SSL<text:span text:style-name="T53">Proxy</text:span>Engine On</text:p>
            <text:p text:style-name="P60"><text:s text:c="6"/>SSLCertificateFile /etc/httpd/ssl/httpd.pem</text:p>
            <text:p text:style-name="P60"><text:s text:c="6"/>SSLCertificateKeyFile /etc/httpd/ssl/httpd.key</text:p>
            <text:p text:style-name="P60"/>
            <text:p text:style-name="P60"><text:s text:c="6"/>ServerName localhost.<text:span text:style-name="T58">localdomain</text:span></text:p>
            <text:p text:style-name="P60"><text:s text:c="6"/>ProxyPass /labs/ <text:s text:c="2"/>http://<text:span text:style-name="T38">localhost</text:span>:3000/labs/</text:p>
            <text:p text:style-name="P60">&lt;/VirtualHost&gt;</text:p>
            <text:p text:style-name="P60"/>
            <text:p text:style-name="P61">&lt;IfModule mod_proxy.c&gt;</text:p>
            <text:p text:style-name="P61"><text:s text:c="2"/>ProxyRequests on</text:p>
            <text:p text:style-name="P61"><text:s text:c="2"/>RewriteEngine On</text:p>
            <text:p text:style-name="P61"><text:s text:c="2"/>SSLEngine on</text:p>
            <text:p text:style-name="P61"><text:s text:c="2"/>SSLProxyEngine on</text:p>
            <text:p text:style-name="P61"><text:s text:c="2"/>SSLCertificateFile /etc/httpd/ssl/httpd.pem</text:p>
            <text:p text:style-name="P61"><text:s text:c="2"/>SSLCertificateKeyFile /etc/httpd/ssl/httpd.key</text:p>
            <text:p text:style-name="P61"/>
            <text:p text:style-name="P61"><text:s text:c="2"/>ProxyPass /webassets/ https://access.redhat.com/webassets/</text:p>
            <text:p text:style-name="P61"><text:s text:c="2"/>ProxyPass /chrome_themes/ https://access.redhat.com/chrome_themes/</text:p>
            <text:p text:style-name="P61"><text:s text:c="2"/>ProxyPass /services/ https://access.redhat.com/services/</text:p>
            <text:p text:style-name="P61"><text:s text:c="2"/>ProxyPass /click/ https://access.redhat.com/click/</text:p>
            <text:p text:style-name="P61"><text:s text:c="2"/>ProxyPass /suggest/ https://access.redhat.com/suggest/</text:p>
            <text:p text:style-name="P61">&lt;/IfModule&gt;</text:p>
          </table:table-cell>
        </table:table-row>
      </table:table>
      <text:p text:style-name="P10">Step <text:span text:style-name="T54">4</text:span>:</text:p>
      <text:p text:style-name="P15">Execute command “service httpd start” <text:span text:style-name="T61">as</text:span> root and t<text:span text:style-name="T38">est the proxy using the url </text:span><text:a xlink:type="simple" xlink:href="https://localhost/webassets/avalon/j/lib/angular/1.2.8/angular.min.js"><text:span text:style-name="T38">https://localhost/webassets/avalon/j/lib/angular/1.2.8/angular.min.js</text:span></text:a><text:span text:style-name="T38"> or https://&lt;localhost.localdomain&gt;/webassets/avalon/j/lib/angular/1.2.8/angular.min.js.</text:span></text:p>
      <text:p text:style-name="P11">If some contents of js <text:span text:style-name="T37">are</text:span> shown, the configuration works.</text:p>
      <text:p text:style-name="P32"/>
      <text:p text:style-name="P30"><text:span text:style-name="T40">3. Running</text:span> the rails server</text:p>
      <text:p text:style-name="P22">$rails server</text:p>
      <text:p text:style-name="P36">Refer to the app via <text:span text:style-name="T21">https://&lt;localhost.localdomain&gt;/labs/&lt;demo $lab_id&gt;</text:span></text:p>
      <text:p text:style-name="P25"/>
      <text:p text:style-name="P51">Deploying <text:span text:style-name="T39">apps to openshift</text:span></text:p>
      <text:p text:style-name="P24">Before pushing the app to <text:span text:style-name="T20">openshift</text:span>, make sure “config.assets.compile” is “true” in file &lt;app dir&gt;/config/environments/production.rb.</text:p>
      <text:p text:style-name="P31">$vim config/environments/production.rb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50">config.assets.compile = true</text:p>
          </table:table-cell>
        </table:table-row>
      </table:table>
      <text:p text:style-name="P31"/>
      <text:h text:style-name="P67" text:outline-level="1">Ruby On Rails on OpenShift</text:h>
      <text:p text:style-name="P44"><text:a xlink:type="simple" xlink:href="https://mojo.redhat.com/docs/DOC-965910">https://mojo.redhat.com/docs/DOC-965910</text:a></text:p>
      <text:p text:style-name="P44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family="'Liberation Serif'" style:font-family-generic="roman" style:font-pitch="variable" fo:font-size="18pt" fo:font-weight="bold" style:font-name-asian="WenQuanYi Zen Hei Sharp" style:font-family-asian="'WenQuanYi Zen Hei Sharp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Sharp1" style:font-family-asian="'WenQuanYi Zen Hei Sharp'" style:font-family-generic-asian="modern" style:font-pitch-asian="fixed" style:font-name-complex="Lohit Devanagari2" style:font-family-complex="'Lohit Devanagari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WenQuanYi Zen Hei Sharp1" style:font-family-asian="'WenQuanYi Zen Hei Sharp'" style:font-family-generic-asian="modern" style:font-pitch-asian="fixed" style:font-name-complex="Lohit Devanagari2" style:font-family-complex="'Lohit Devanagari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meng </meta:initial-creator>
    <meta:creation-date>2014-07-28T14:47:37.090372008</meta:creation-date>
    <dc:date>2014-08-04T13:57:30.297466996</dc:date>
    <dc:creator>xmeng </dc:creator>
    <meta:editing-duration>PT7H29M2S</meta:editing-duration>
    <meta:editing-cycles>148</meta:editing-cycles>
    <meta:generator>LibreOffice/4.1.3.2$Linux_X86_64 LibreOffice_project/410$Build-2</meta:generator>
    <meta:document-statistic meta:table-count="7" meta:image-count="0" meta:object-count="0" meta:page-count="4" meta:paragraph-count="142" meta:word-count="747" meta:character-count="6535" meta:non-whitespace-character-count="5737"/>
  </office:meta>
</office:document-meta>
</file>